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0daef5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1112168b"/>
    </style:style>
    <style:style style:name="P36" style:family="paragraph" style:parent-style-name="Standard">
      <style:text-properties officeooo:paragraph-rsid="0fc35f88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8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fd655f2"/>
    </style:style>
    <style:style style:name="P40" style:family="paragraph" style:parent-style-name="Standard">
      <style:text-properties officeooo:paragraph-rsid="0fd655f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Footnote">
      <style:text-properties fo:language="en" fo:country="GB" officeooo:paragraph-rsid="10762a52" fo:background-color="transparent"/>
    </style:style>
    <style:style style:name="P43" style:family="paragraph" style:parent-style-name="Footnote">
      <style:text-properties style:font-name="Liberation Sans" fo:language="en" fo:country="GB" officeooo:paragraph-rsid="10332ca5"/>
    </style:style>
    <style:style style:name="P44" style:family="paragraph" style:parent-style-name="Footnote">
      <style:text-properties officeooo:paragraph-rsid="106e520e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fo:language="en" fo:country="GB" officeooo:rsid="10048e31" officeooo:paragraph-rsid="104e2670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1" style:family="paragraph" style:parent-style-name="Standard">
      <style:text-properties officeooo:rsid="0dde9a1c" officeooo:paragraph-rsid="10efd6be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1035cc54"/>
    </style:style>
    <style:style style:name="P60" style:family="paragraph" style:parent-style-name="Standard">
      <style:text-properties fo:language="en" fo:country="GB" officeooo:rsid="1035cc54" officeooo:paragraph-rsid="1035cc54"/>
    </style:style>
    <style:style style:name="P6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2" style:family="paragraph" style:parent-style-name="Standard">
      <style:paragraph-properties fo:text-align="center" style:justify-single-word="false"/>
      <style:text-properties officeooo:paragraph-rsid="10178c94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10e2ce20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e21512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7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11517e6"/>
    </style:style>
    <style:style style:name="P79" style:family="paragraph" style:parent-style-name="Footnote">
      <style:text-properties fo:language="en" fo:country="GB" officeooo:paragraph-rsid="11229dc8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10bbbb58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91" style:family="paragraph" style:parent-style-name="Footnote">
      <style:text-properties officeooo:rsid="043ccc66" officeooo:paragraph-rsid="0f4dc0dc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1517e6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 style:parent-style-name="Standard">
      <style:text-properties officeooo:paragraph-rsid="0a0f8417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5" style:family="text">
      <style:text-properties fo:font-size="10pt" style:font-size-asian="10pt" style:font-size-complex="10pt"/>
    </style:style>
    <style:style style:name="T106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1863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style:font-size-asian="11pt" style:font-size-complex="11pt"/>
    </style:style>
    <style:style style:name="T132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officeooo:rsid="1035cc54"/>
    </style:style>
    <style:style style:name="T142" style:family="text">
      <style:text-properties officeooo:rsid="103b85c2"/>
    </style:style>
    <style:style style:name="T143" style:family="text">
      <style:text-properties officeooo:rsid="10d28a1c"/>
    </style:style>
    <style:style style:name="T144" style:family="text">
      <style:text-properties officeooo:rsid="10b6b930"/>
    </style:style>
    <style:style style:name="T145" style:family="text">
      <style:text-properties fo:language="en" fo:country="GB" officeooo:rsid="10b6b930"/>
    </style:style>
    <style:style style:name="T146" style:family="text">
      <style:text-properties fo:language="en" fo:country="GB"/>
    </style:style>
    <style:style style:name="T147" style:family="text">
      <style:text-properties fo:language="en" fo:country="GB" officeooo:rsid="10a19599"/>
    </style:style>
    <style:style style:name="T148" style:family="text">
      <style:text-properties fo:language="en" fo:country="GB" officeooo:rsid="10d28a1c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56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2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style:font-name="Liberation Sans" fo:font-size="12pt" fo:language="en" fo:country="GB" officeooo:rsid="0d1ec96e" style:font-size-asian="12pt" style:font-size-complex="12pt"/>
    </style:style>
    <style:style style:name="T178" style:family="text">
      <style:text-properties style:font-name="Liberation Sans" fo:font-size="12pt" fo:language="en" fo:country="GB" officeooo:rsid="110298af" style:font-size-asian="12pt" style:font-size-complex="12pt"/>
    </style:style>
    <style:style style:name="T179" style:family="text">
      <style:text-properties style:font-name="Liberation Sans" fo:font-size="12pt" fo:language="en" fo:country="GB" officeooo:rsid="0ff397b4" style:font-size-asian="12pt" style:font-size-complex="12pt"/>
    </style:style>
    <style:style style:name="T180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style:font-name="Liberation Sans" fo:font-size="12pt" fo:language="en" fo:country="GB" officeooo:rsid="0f51b898"/>
    </style:style>
    <style:style style:name="T18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language="en" fo:country="GB" style:text-underline-style="none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2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1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 and click </text:span><text:span text:style-name="T83">the </text:span><text:span text:style-name="Strong_20_Emphasis"><text:span text:style-name="T86">Install</text:span></text:span><text:span text:style-name="Strong_20_Emphasis"><text:span text:style-name="T87">ation</text:span></text:span><text:span text:style-name="Strong_20_Emphasis"><text:span text:style-name="T86"> menu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6"><text:span text:style-name="T88">Select </text:span><text:span text:style-name="Strong_20_Emphasis"><text:span text:style-name="T89">1</text:span></text:span><text:span text:style-name="T88"> Prepar</text:span><text:span text:style-name="T90">e </text:span><text:span text:style-name="T88">installation</text:span><text:span text:style-name="T91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7">Follow the instructions on the screen.</text:p>
          </table:table-cell>
        </table:table-row>
      </table:table>
      <text:p text:style-name="P38"><text:span text:style-name="Strong_20_Emphasis"/></text:p>
      <text:list text:continue-numbering="true" text:style-name="L1">
        <text:list-item>
          <text:p text:style-name="P39"><text:bookmark-start text:name="__RefNumPara__4009_12717081281"/><text:span text:style-name="Strong_20_Emphasis"><text:span text:style-name="T92">Perform installation</text:span></text:span><text:bookmark-end text:name="__RefNumPara__4009_12717081281"/></text:p>
        </text:list-item>
      </text:list>
      <text:p text:style-name="P40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3">Boot the computer from</text:span><text:span text:style-name="T94"><text:note text:id="ftn3" text:note-class="footnote"><text:note-citation>1</text:note-citation><text:note-body><text:p text:style-name="P42"><text:span text:style-name="T95">Boot menu/Setup via one of the </text:span><text:span text:style-name="T96">f</text:span><text:span text:style-name="T95">requently used keys: </text:span><text:span text:style-name="T97">Esc</text:span><text:span text:style-name="T98">, </text:span><text:span text:style-name="T97">Delete</text:span><text:span text:style-name="T98">, </text:span><text:span text:style-name="T97">F1</text:span><text:span text:style-name="T98">, </text:span><text:span text:style-name="T97">F2</text:span><text:span text:style-name="T98">, </text:span><text:span text:style-name="T97">F9</text:span><text:span text:style-name="T98">, </text:span><text:span text:style-name="T97">F10</text:span><text:span text:style-name="T98">, </text:span><text:span text:style-name="T97">F11</text:span><text:span text:style-name="T98">, or </text:span><text:span text:style-name="T97">F12</text:span></text:p></text:note-body></text:note></text:span><text:span text:style-name="T93"> an </text:span><text:span text:style-name="T99"><text:user-field-get text:name="Distro">Debian</text:user-field-get></text:span><text:span text:style-name="T100"><text:s/></text:span><text:span text:style-name="T101">Desktop</text:span><text:span text:style-name="T102"> </text:span><text:span text:style-name="T103">Live</text:span><text:span text:style-name="T104"><text:note text:id="ftn4" text:note-class="footnote"><text:note-citation>2</text:note-citation><text:note-body><text:p text:style-name="P43"><text:span text:style-name="T105">From a Live USB stick you can boot and work with </text:span><text:span text:style-name="T106"><text:user-field-get text:name="Distro">Debian</text:user-field-get></text:span><text:span text:style-name="T106"><text:s/></text:span><text:span text:style-name="T105">without modifying any files on the hard drive and also allows installation of </text:span><text:span text:style-name="T106"><text:user-field-get text:name="Distro">Debian</text:user-field-get></text:span><text:span text:style-name="T106">.</text:span></text:p></text:note-body></text:note></text:span><text:span text:style-name="T107"> USB stick</text:span><text:span text:style-name="T108"><text:note text:id="ftn5" text:note-class="footnote"><text:note-citation>3</text:note-citation><text:note-body><text:p text:style-name="P44"><text:span text:style-name="T109">Create a bootable USB stick:<text:line-break/>Download a CD image file (.iso) from</text:span><text:span text:style-name="T110"> </text:span><text:a xlink:type="simple" xlink:href="https://www.debian.org/" text:style-name="Internet_20_link" text:visited-style-name="Visited_20_Internet_20_Link"><text:span text:style-name="T111">debian.org</text:span></text:a><text:span text:style-name="T110">, </text:span><text:span text:style-name="T112">click </text:span><text:span text:style-name="Sterk_20_accent_20_voetnoot"><text:span text:style-name="T113">Other downloads</text:span></text:span><text:span text:style-name="T112"> (under Downloads) and then click </text:span><text:span text:style-name="T114">f</text:span><text:span text:style-name="T114">o</text:span><text:span text:style-name="T114">r </text:span><text:span text:style-name="T114">e</text:span><text:span text:style-name="T114">x</text:span><text:span text:style-name="T114">a</text:span><text:span text:style-name="T114">m</text:span><text:span text:style-name="T114">p</text:span><text:span text:style-name="T114">l</text:span><text:span text:style-name="T114">e</text:span><text:span text:style-name="T112"> </text:span><text:span text:style-name="Sterk_20_accent_20_voetnoot"><text:span text:style-name="T113">Live Gnome</text:span></text:span><text:span text:style-name="T112"> (under Try </text:span><text:span text:style-name="T112"><text:user-field-get text:name="Distro">Debian</text:user-field-get></text:span><text:span text:style-name="T112"><text:s/>live before installing).</text:span><text:span text:style-name="Strong_20_Emphasis"><text:span text:style-name="T109"><text:line-break/></text:span></text:span><text:span text:style-name="T115">The next steps are described in </text:span><text:span text:style-name="Sterk_20_accent_20_voetnoot"><text:span text:style-name="T116">Linux informati</text:span></text:span><text:span text:style-name="Sterk_20_accent_20_voetnoot"><text:span text:style-name="T117">on</text:span></text:span><text:span text:style-name="T115">, which can be found at </text:span><text:a xlink:type="simple" xlink:href="https://karelzimmer.nl/en" text:style-name="Internet_20_link" text:visited-style-name="Visited_20_Internet_20_Link"><text:span text:style-name="T118">karelzimmer.nl/en</text:span></text:a><text:span text:style-name="T115">.</text:span></text:p></text:note-body></text:note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Standard"><text:span text:style-name="T120">Select </text:span><text:span text:style-name="T121">Live </text:span><text:span text:style-name="T122">system (amd64)</text:span><text:span text:style-name="T123"> </text:span><text:span text:style-name="T124">and press </text:span><text:span text:style-name="T125">the</text:span><text:span text:style-name="T126"> </text:span><text:span text:style-name="T127">Enter</text:span><text:span text:style-name="T125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28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7"><text:span text:style-name="T129">Start the installation by clicking </text:span><text:span text:style-name="Strong_20_Emphasis"><text:span text:style-name="T130">Activities</text:span></text:span><text:span text:style-name="T129"> and clicking </text:span><text:span text:style-name="Strong_20_Emphasis"><text:span text:style-name="T130">Install Debian</text:span></text:span><text:span text:style-name="Strong_20_Emphasis"><text:span text:style-name="T129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48">When prompted for a password, type <text:span text:style-name="User_20_Entry"><text:span text:style-name="T131">live</text:span></text:span>.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Emphasis"><text:span text:style-name="T132">Follow the installation screens and complete them.</text:span></text:span><text:span text:style-name="T133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4"><text:span text:style-name="T134">Connect to the </text:span><text:span text:style-name="T135">network</text:span><text:span text:style-name="T134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7"><text:span text:style-name="T136">At</text:span><text:span text:style-name="T129"> </text:span><text:span text:style-name="T130">Welcome</text:span><text:span text:style-name="T129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8" office:value-type="string">
            <text:p text:style-name="P58"><text:span text:style-name="T137">Select </text:span><text:span text:style-name="T138">application and </text:span><text:span text:style-name="T137">system language, and c</text:span><text:span text:style-name="T139">lic</text:span><text:span text:style-name="T136">k</text:span><text:span text:style-name="T139"> </text:span><text:span text:style-name="Strong_20_Emphasis"><text:span text:style-name="T140">Next</text:span>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60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/></text:p>
          </table:table-cell>
          <table:table-cell table:style-name="_32_._5f_Installatie_5f_uitvoeren.C8" office:value-type="string">
            <text:p text:style-name="P50"><text:span text:style-name="T141">At</text:span> <text:span text:style-name="Strong_20_Emphasis">Regio</text:span><text:span text:style-name="Strong_20_Emphasis"><text:span text:style-name="T142">n</text:span></text:span> <text:span text:style-name="T141">choose</text:span> <text:span text:style-name="Strong_20_Emphasis">Europ</text:span><text:span text:style-name="Strong_20_Emphasis"><text:span text:style-name="T141">e</text:span></text:span> <text:span text:style-name="T143">and click </text:span><text:span text:style-name="Strong_20_Emphasis"><text:span text:style-name="T143">Next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0"><text:span text:style-name="T144">At</text:span> <text:span text:style-name="Strong_20_Emphasis"><text:span text:style-name="T144">Keyboard</text:span>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64"><text:span text:style-name="T145">Choose</text:span><text:span text:style-name="T146"> </text:span><text:span text:style-name="Strong_20_Emphasis"><text:span text:style-name="T146">English (US)</text:span></text:span><text:span text:style-name="T146"> </text:span><text:span text:style-name="T145">a</text:span><text:span text:style-name="T147">n</text:span><text:span text:style-name="T145">d</text:span><text:span text:style-name="T147"> </text:span><text:span text:style-name="Strong_20_Emphasis"><text:span text:style-name="T147">English (US, intl., with dead keys)</text:span></text:span><text:span text:style-name="T147">, </text:span><text:span text:style-name="T148">and click </text:span><text:span text:style-name="Strong_20_Emphasis"><text:span text:style-name="T148">Next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49">At </text:span><text:span text:style-name="Strong_20_Emphasis"><text:span text:style-name="T150">Users</text:span></text:span><text:span text:style-name="T151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6"><text:span text:style-name="T152">E</text:span><text:span text:style-name="T153">nter </text:span><text:span text:style-name="Strong_20_Emphasis"><text:span text:style-name="T150">What is your name</text:span></text:span><text:span text:style-name="T154"> </text:span><text:span text:style-name="T155">&lt;</text:span><text:span text:style-name="T156">user</text:span><text:span text:style-name="T155">&gt;</text:span><text:span text:style-name="T157">, </text:span><text:span text:style-name="Strong_20_Emphasis"><text:span text:style-name="T158"><text:line-break/></text:span></text:span><text:span text:style-name="Strong_20_Emphasis"><text:span text:style-name="T159">What name do you want to use to log in</text:span></text:span><text:span text:style-name="T160"> </text:span><text:span text:style-name="T155">&lt;</text:span><text:span text:style-name="T156">user</text:span><text:span text:style-name="T161">name</text:span><text:span text:style-name="T155">&gt;</text:span><text:span text:style-name="T160">,</text:span><text:span text:style-name="Strong_20_Emphasis"><text:span text:style-name="T162"><text:line-break/></text:span></text:span><text:span text:style-name="Strong_20_Emphasis"><text:span text:style-name="T163">What is the na</text:span></text:span><text:span text:style-name="Strong_20_Emphasis"><text:span text:style-name="T159">me of </text:span></text:span><text:span text:style-name="Strong_20_Emphasis"><text:span text:style-name="T164">this</text:span></text:span><text:span text:style-name="Strong_20_Emphasis"><text:span text:style-name="T159"> computer</text:span></text:span><text:span text:style-name="T165"> &lt;</text:span><text:span text:style-name="T166">computerna</text:span><text:span text:style-name="T167">me&gt;</text:span><text:span text:style-name="T160">,</text:span><text:span text:style-name="Strong_20_Emphasis"><text:span text:style-name="T162"><text:line-break/></text:span></text:span><text:span text:style-name="Strong_20_Emphasis"><text:span text:style-name="T168">enter a </text:span></text:span><text:span text:style-name="Strong_20_Emphasis"><text:span text:style-name="T169">password</text:span></text:span><text:span text:style-name="T170"> twice </text:span><text:span text:style-name="T171">and click </text:span><text:span text:style-name="Strong_20_Emphasis"><text:span text:style-name="T172">Next</text:span></text:span><text:span text:style-name="T171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bookmark-start text:name="__RefNumPara__12966_2272496019"/><text:span text:style-name="Strong_20_Emphasis"><text:span text:style-name="T173">Finish installation</text:span></text:span><text:bookmark-end text:name="__RefNumPara__12966_2272496019"/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174">Log in as </text:span><text:span text:style-name="T155">&lt;</text:span><text:span text:style-name="T156">user</text:span><text:span text:style-name="T155">&gt;</text:span><text:span text:style-name="T174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175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Follow the welcome screens.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78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6" text:note-class="footnote"><text:note-citation>1</text:note-citation><text:note-body><text:p text:style-name="P79"><text:span text:style-name="T176">Press the Super (Windows/command/magnifier) key or click in the upper left corner.</text:span><text:span text:style-name="T176"/>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77">Type the </text:span><text:span text:style-name="T178">following </text:span><text:span text:style-name="T177">t</text:span><text:span text:style-name="T179">hree</text:span><text:span text:style-name="T177"> commands, each followed by the</text:span><text:span text:style-name="T71"> </text:span><text:span text:style-name="T77">Enter</text:span><text:span text:style-name="T177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8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8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81"><text:span text:style-name="User_20_Entry"><text:span text:style-name="T79">bash </text:span></text:span><text:span text:style-name="User_20_Entry"><text:span text:style-name="T180">g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78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 and click </text:span><text:span text:style-name="T83">the </text:span><text:span text:style-name="Strong_20_Emphasis"><text:span text:style-name="T86">Install</text:span></text:span><text:span text:style-name="Strong_20_Emphasis"><text:span text:style-name="T87">ation</text:span></text:span><text:span text:style-name="Strong_20_Emphasis"><text:span text:style-name="T86"> menu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4"><text:span text:style-name="T181">Se</text:span><text:span text:style-name="T182">lect</text:span><text:span text:style-name="T181"> </text:span><text:span text:style-name="Strong_20_Emphasis"><text:span text:style-name="T183">3</text:span></text:span><text:span text:style-name="T184"> </text:span><text:span text:style-name="T185">Finish installatio</text:span><text:span text:style-name="T186">n</text:span><text:span text:style-name="T91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85">Follow the instructions on the screen.</text:p>
          </table:table-cell>
        </table:table-row>
      </table:table>
      <text:p text:style-name="P69"><text:span text:style-name="Strong_20_Emphasis"/></text:p>
      <text:list text:continue-numbering="true" text:style-name="L1">
        <text:list-item>
          <text:p text:style-name="P86"><text:span text:style-name="Strong_20_Emphasis"><text:span text:style-name="T187">S</text:span></text:span><text:span text:style-name="Strong_20_Emphasis"><text:span text:style-name="T188">et up user</text:span></text:span></text:p>
        </text:list-item>
      </text:list>
      <text:p text:style-name="P8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90"><text:span text:style-name="T189">Log in as</text:span><text:span text:style-name="T174"> </text:span><text:span text:style-name="T155">&lt;</text:span><text:span text:style-name="T156">user</text:span><text:span text:style-name="T155">&gt;</text:span><text:span text:style-name="T190"><text:note text:id="ftn7" text:note-class="footnote"><text:note-citation>1</text:note-citation><text:note-body><text:p text:style-name="P91"><text:span text:style-name="T191">Login any additional </text:span><text:span text:style-name="T192">user</text:span><text:span text:style-name="T193">s </text:span><text:span text:style-name="T191">and follow the same steps.</text:span></text:p></text:note-body></text:note></text:span><text:span text:style-name="T174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76"><text:span text:style-name="Strong_20_Emphasis"><text:span text:style-name="T175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194">Follow the welcome screens.</text:span><text:span text:style-name="T128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 and click </text:span><text:span text:style-name="T83">the </text:span><text:span text:style-name="Strong_20_Emphasis"><text:span text:style-name="T86">Install</text:span></text:span><text:span text:style-name="Strong_20_Emphasis"><text:span text:style-name="T87">ation</text:span></text:span><text:span text:style-name="Strong_20_Emphasis"><text:span text:style-name="T86"> menu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195">Select</text:span><text:span text:style-name="T181"> </text:span><text:span text:style-name="Strong_20_Emphasis"><text:span text:style-name="T183">4</text:span></text:span><text:span text:style-name="T196"> </text:span><text:span text:style-name="T197">Set up user</text:span><text:span text:style-name="T91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Follow the instructions on the screen.</text:p>
          </table:table-cell>
        </table:table-row>
      </table:table>
      <text:p text:style-name="P100"/>
      <text:p text:style-name="P101"/>
      <text:p text:style-name="P102"><text:span text:style-name="T198">End of checklist,</text:span><text:span text:style-name="T199"> </text:span><text:span text:style-name="T199"><text:user-field-get text:name="Distro">Debian</text:user-field-get></text:span><text:span text:style-name="T100"><text:s/></text:span><text:span text:style-name="T101">Desktop</text:span><text:span text:style-name="T102"> </text:span><text:span text:style-name="T198">installation is complete.</text:span></text:p>
      <text:p text:style-name="P103"/>
      <text:p text:style-name="P104"><text:span text:style-name="T200">Written</text:span><text:span text:style-name="T201"> </text:span><text:span text:style-name="T200">by</text:span><text:span text:style-name="T201"> </text:span><text:a xlink:type="simple" xlink:href="mailto:info@karelzimmer.nl?subject=Checklist%20installation%20Linux" text:style-name="Internet_20_link" text:visited-style-name="Visited_20_Internet_20_Link"><text:span text:style-name="T202">Karel Zimmer</text:span></text:a><text:span text:style-name="T203">.</text:span></text:p>
      <text:p text:style-name="P105"><text:span text:style-name="T204">License </text:span><text:span text:style-name="T205">C</text:span><text:span text:style-name="T206">C0</text:span><text:span text:style-name="T203"> 1.0</text:span><text:span text:style-name="T207"> </text:span><text:span text:style-name="T207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7"><text:s/></text:span><text:span text:style-name="T207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8-15T14:50:24.030463909">15/08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5T14:50:23.960314192</dc:date>
    <meta:keyword>Installatie</meta:keyword>
    <meta:keyword>Checklist</meta:keyword>
    <meta:keyword>Linux</meta:keyword>
    <meta:editing-cycles>7084</meta:editing-cycles>
    <meta:editing-duration>P12DT13H39M48S</meta:editing-duration>
    <meta:print-date>2025-02-27T11:58:37.044493777</meta:print-date>
    <dc:creator>Karel Zimmer</dc:creator>
    <meta:printed-by>Karel Zimmer</meta:printed-by>
    <meta:document-statistic meta:table-count="4" meta:image-count="2" meta:object-count="0" meta:page-count="4" meta:paragraph-count="91" meta:word-count="514" meta:character-count="3201" meta:non-whitespace-character-count="2725"/>
    <meta:user-defined meta:name="Info 1"/>
    <meta:user-defined meta:name="Info 2"/>
    <meta:user-defined meta:name="Info 3"/>
    <meta:user-defined meta:name="Info 4"/>
  </office:meta>
</office:document-meta>
</file>